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E5D9B6500F3B4148.png" manifest:media-type="image/png"/>
  <manifest:file-entry manifest:full-path="Pictures/10000200000003C0000002CF5D57D8BBBA492834.png" manifest:media-type="image/png"/>
  <manifest:file-entry manifest:full-path="Pictures/2000000E0000634100004A4C8B8C0B6EC20B2683.svm" manifest:media-type="image/x-svm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1000000000000020000000204B249CA79A42C6D7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atin Modern Math" svg:font-family="'Latin Modern Math'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ed1c24" draw:fill-color="#ed1c24" draw:textarea-horizontal-align="justify" draw:textarea-vertical-align="middle" draw:auto-grow-height="false" fo:min-height="0.104cm" fo:min-width="0cm"/>
    </style:style>
    <style:style style:name="gr3" style:family="graphic" style:parent-style-name="objectwithoutfill">
      <style:graphic-properties draw:stroke="solid" svg:stroke-width="0.081cm" svg:stroke-color="#1c052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212cm" svg:stroke-color="#af54cb" draw:marker-start-width="0.518cm" draw:marker-end-width="0.518cm" draw:fill="none" draw:textarea-horizontal-align="justify" draw:textarea-vertical-align="middle" draw:auto-grow-height="false" fo:min-height="0.176cm" fo:min-width="0cm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</style:style>
    <style:style style:name="gr8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3b11f2" draw:fill-color="#3b11f2" draw:textarea-horizontal-align="justify" draw:textarea-vertical-align="middle" draw:auto-grow-height="false" fo:min-height="0.104cm" fo:min-width="0cm"/>
    </style:style>
    <style:style style:name="gr10" style:family="graphic" style:parent-style-name="standard">
      <style:graphic-properties svg:stroke-width="0.212cm" svg:stroke-color="#52cac1" draw:marker-start-width="0.518cm" draw:marker-end-width="0.518cm" draw:fill="none" draw:textarea-horizontal-align="justify" draw:textarea-vertical-align="middle" draw:auto-grow-height="false" fo:min-height="0.176cm" fo:min-width="0cm" fo:padding-top="0.231cm" fo:padding-bottom="0.231cm" fo:padding-left="0.356cm" fo:padding-right="0.356cm"/>
    </style:style>
    <style:style style:name="gr11" style:family="graphic" style:parent-style-name="standard">
      <style:graphic-properties svg:stroke-color="#e3d200" draw:fill-color="#e3d200" draw:textarea-horizontal-align="justify" draw:textarea-vertical-align="middle" draw:auto-grow-height="false" fo:min-height="0.316cm" fo:min-width="0.066cm"/>
    </style:style>
    <style:style style:name="gr12" style:family="graphic" style:parent-style-name="objectwithoutfill">
      <style:graphic-properties svg:stroke-width="0.212cm" svg:stroke-color="#65c295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svg:stroke-width="0.212cm" svg:stroke-color="#ef413d" draw:marker-start-width="0.518cm" draw:marker-end-width="0.518cm" draw:textarea-vertical-align="middle" fo:padding-top="0.231cm" fo:padding-bottom="0.231cm" fo:padding-left="0.356cm" fo:padding-right="0.356cm"/>
    </style:style>
    <style:style style:name="gr14" style:family="graphic" style:parent-style-name="objectwithoutfill">
      <style:graphic-properties draw:stroke="solid" svg:stroke-width="0.212cm" svg:stroke-color="#ef413d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draw:stroke="solid" svg:stroke-width="0.212cm" svg:stroke-color="#9d85be" draw:marker-start-width="0.517cm" draw:marker-end-width="0.517cm" draw:textarea-vertical-align="middle" fo:padding-top="0.23cm" fo:padding-bottom="0.23cm" fo:padding-left="0.355cm" fo:padding-right="0.355cm"/>
    </style:style>
    <style:style style:name="gr16" style:family="graphic" style:parent-style-name="objectwithoutfill">
      <style:graphic-properties svg:stroke-width="0.212cm" svg:stroke-color="#9d85b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94070a" draw:fill-color="#94070a" draw:textarea-horizontal-align="justify" draw:textarea-vertical-align="middle" draw:auto-grow-height="false" fo:min-height="0.316cm" fo:min-width="0.066cm"/>
    </style:style>
    <style:style style:name="gr18" style:family="graphic" style:parent-style-name="standard">
      <style:graphic-properties svg:stroke-color="#94070a" draw:fill-color="#390a5d" draw:textarea-horizontal-align="justify" draw:textarea-vertical-align="middle" draw:auto-grow-height="false" fo:min-height="0.316cm" fo:min-width="0.0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svg:stroke-width="0.212cm" svg:stroke-color="#ef413d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Focus3-title">
      <style:graphic-properties draw:auto-grow-height="true" fo:min-height="3.333cm"/>
    </style:style>
    <style:style style:name="pr2" style:family="presentation" style:parent-style-name="Focus3-subtitle">
      <style:graphic-properties draw:fill-color="#ffffff" draw:auto-grow-height="true" fo:min-height="2.292cm"/>
    </style:style>
    <style:style style:name="pr3" style:family="presentation" style:parent-style-name="Focus3-subtitle">
      <style:graphic-properties draw:fill-color="#ffffff" draw:auto-grow-height="true" fo:min-height="6.586cm"/>
    </style:style>
    <style:style style:name="pr4" style:family="presentation" style:parent-style-name="Focus3-notes">
      <style:graphic-properties draw:fill-color="#ffffff" draw:auto-grow-height="true" fo:min-height="12.572cm"/>
    </style:style>
    <style:style style:name="pr5" style:family="presentation" style:parent-style-name="Focus3-title">
      <style:graphic-properties fo:min-height="3.333cm"/>
    </style:style>
    <style:style style:name="pr6" style:family="presentation" style:parent-style-name="Focus3-notes">
      <style:graphic-properties draw:fill-color="#ffffff" fo:min-height="12.572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Latin Modern Math" fo:font-size="32pt" style:font-size-asian="32pt" style:font-size-complex="32pt"/>
    </style:style>
    <style:style style:name="P9" style:family="paragraph">
      <loext:graphic-properties draw:fill="none" draw:fill-color="#ffffff"/>
      <style:text-properties style:font-name="Latin Modern Math" fo:font-size="32pt" style:font-size-asian="32pt" style:font-size-complex="32pt"/>
    </style:style>
    <style:style style:name="P10" style:family="paragraph">
      <loext:graphic-properties draw:fill-color="#3b11f2"/>
      <style:paragraph-properties fo:text-align="center"/>
    </style:style>
    <style:style style:name="P11" style:family="paragraph">
      <loext:graphic-properties draw:fill-color="#e3d200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94070a"/>
      <style:paragraph-properties fo:text-align="center"/>
    </style:style>
    <style:style style:name="P14" style:family="paragraph">
      <loext:graphic-properties draw:fill-color="#390a5d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Latin Modern Math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32">
        <office:forms form:automatic-focus="false" form:apply-design-mode="false"/>
        <draw:frame presentation:style-name="pr1" draw:text-style-name="P1" draw:layer="layout" svg:width="24.108cm" svg:height="3.333cm" svg:x="1.2cm" svg:y="5.2cm" presentation:class="title" presentation:user-transformed="true">
          <draw:text-box>
            <text:p text:style-name="P1"><text:span text:style-name="T1">Internship Challenge</text:span></text:p>
          </draw:text-box>
        </draw:frame>
        <draw:frame presentation:style-name="pr2" draw:text-style-name="P3" draw:layer="layout" svg:width="20.854cm" svg:height="2.292cm" svg:x="5.654cm" svg:y="8.319cm" presentation:class="subtitle" presentation:user-transformed="true">
          <draw:text-box>
            <text:list text:style-name="L1">
              <text:list-header>
                <text:p text:style-name="P2">- Ciphense, AI for Everyone</text:p>
              </text:list-header>
            </text:list>
          </draw:text-box>
        </draw:frame>
        <draw:frame presentation:style-name="pr3" draw:text-style-name="P3" draw:layer="layout" svg:width="24.2cm" svg:height="6.586cm" svg:x="1.5cm" svg:y="14.4cm">
          <draw:text-box>
            <text:list text:style-name="L1">
              <text:list-header>
                <text:p text:style-name="P2">Accepted By</text:p>
                <text:p text:style-name="P2">B Paul Nikhil</text:p>
                <text:p text:style-name="P2">Computer Science Engineer</text:p>
                <text:p text:style-name="P2">Indian Institute of Technology, Bhubaneswar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1">
        <office:forms form:automatic-focus="false" form:apply-design-mode="false"/>
        <draw:frame presentation:style-name="pr5" draw:text-style-name="P5" draw:layer="layout" svg:width="24.108cm" svg:height="3.333cm" svg:x="1.946cm" svg:y="1.239cm" presentation:class="title" presentation:user-transformed="true">
          <draw:text-box>
            <text:p text:style-name="P5"><text:span text:style-name="T2">Understanding </text:span><text:span text:style-name="T3">Problem</text:span><text:span text:style-name="T2"> Statements</text:span></text:p>
          </draw:text-box>
        </draw:frame>
        <draw:custom-shape draw:style-name="gr2" draw:text-style-name="P6" xml:id="id5" draw:id="id5" draw:layer="layout" svg:width="0.5cm" svg:height="0.5cm" svg:x="3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xml:id="id8" draw:id="id8" draw:layer="layout" svg:x1="4.1cm" svg:y1="6.9cm" svg:x2="4.1cm" svg:y2="8.9cm">
          <text:p/>
        </draw:line>
        <draw:custom-shape draw:style-name="gr4" draw:text-style-name="P7" xml:id="id6" draw:id="id6" draw:layer="layout" svg:width="0.9cm" svg:height="0.9cm" svg:x="3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14.6cm" svg:height="2.511cm" svg:x="5.4cm" svg:y="5.7cm">
          <draw:text-box>
            <text:p xml:id="id7" text:id="id7" text:style-name="P8"><text:span text:style-name="T4">Rest API</text:span></text:p>
          </draw:text-box>
        </draw:frame>
        <draw:custom-shape draw:style-name="gr2" draw:text-style-name="P6" xml:id="id9" draw:id="id9" draw:layer="layout" svg:width="0.5cm" svg:height="0.5cm" svg:x="3.9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xml:id="id12" draw:id="id12" draw:layer="layout" svg:x1="4.1cm" svg:y1="9.8cm" svg:x2="4.1cm" svg:y2="11.8cm">
          <text:p/>
        </draw:line>
        <draw:custom-shape draw:style-name="gr4" draw:text-style-name="P7" xml:id="id10" draw:id="id10" draw:layer="layout" svg:width="0.9cm" svg:height="0.9cm" svg:x="3.7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7.8cm" svg:height="1.381cm" svg:x="5.4cm" svg:y="8.7cm">
          <draw:text-box>
            <text:p xml:id="id11" text:id="id11" text:style-name="P8"><text:span text:style-name="T4">Object Detection</text:span></text:p>
          </draw:text-box>
        </draw:frame>
        <draw:custom-shape draw:style-name="gr2" draw:text-style-name="P6" xml:id="id13" draw:id="id13" draw:layer="layout" svg:width="0.5cm" svg:height="0.5cm" svg:x="3.854cm" svg:y="12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xml:id="id16" draw:id="id16" draw:layer="layout" svg:x1="4.054cm" svg:y1="12.743cm" svg:x2="4.054cm" svg:y2="14.743cm">
          <text:p/>
        </draw:line>
        <draw:custom-shape draw:style-name="gr4" draw:text-style-name="P7" xml:id="id14" draw:id="id14" draw:layer="layout" svg:width="0.9cm" svg:height="0.9cm" svg:x="3.654cm" svg:y="11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6.8cm" svg:height="1.381cm" svg:x="5.4cm" svg:y="11.643cm">
          <draw:text-box>
            <text:p xml:id="id15" text:id="id15" text:style-name="P8"><text:span text:style-name="T4">Task - 1</text:span></text:p>
          </draw:text-box>
        </draw:frame>
        <draw:custom-shape draw:style-name="gr2" draw:text-style-name="P6" xml:id="id17" draw:id="id17" draw:layer="layout" svg:width="0.5cm" svg:height="0.5cm" svg:x="3.854cm" svg:y="1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8" draw:id="id18" draw:layer="layout" svg:width="0.9cm" svg:height="0.9cm" svg:x="3.654cm" svg:y="14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5.4cm" svg:height="1.381cm" svg:x="5.4cm" svg:y="14.519cm">
          <draw:text-box>
            <text:p xml:id="id19" text:id="id19" text:style-name="P8"><text:span text:style-name="T4">Task -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-lef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0-height/2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05s" smil:fill="hold" smil:targetElement="id6" smil:attributeName="visibility" smil:to="visible"/>
                  <anim:transitionFilter smil:dur="1s" smil:targetElement="id6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/>
                  <anim:animate smil:dur="0.5s" smil:fill="hold" smil:targetElement="id9" smil:attributeName="y" smil:values="0-height/2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05s" smil:fill="hold" smil:targetElement="id10" smil:attributeName="visibility" smil:to="visible"/>
                  <anim:transitionFilter smil:dur="1s" smil:targetElement="id10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horizontal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1+height/2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05s" smil:fill="hold" smil:targetElement="id14" smil:attributeName="visibility" smil:to="visible"/>
                  <anim:transitionFilter smil:dur="1s" smil:targetElement="id14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blindsWipe" smil:subtype="horizontal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lef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0-width/2;x" smil:keyTimes="0;1"/>
                  <anim:animate smil:dur="0.5s" smil:fill="hold" smil:targetElement="id17" smil:attributeName="y" smil:values="1+height/2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025s" smil:fill="hold" smil:targetElement="id18" smil:attributeName="visibility" smil:to="visible"/>
                  <anim:transitionFilter smil:dur="0.5s" smil:targetElement="id18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1">
        <office:forms form:automatic-focus="false" form:apply-design-mode="false"/>
        <draw:frame presentation:style-name="pr5" draw:text-style-name="P5" draw:layer="layout" svg:width="24.108cm" svg:height="3.333cm" svg:x="1.946cm" svg:y="1.239cm" presentation:class="title" presentation:user-transformed="true">
          <draw:text-box>
            <text:p text:style-name="P5">Problem Approach</text:p>
          </draw:text-box>
        </draw:frame>
        <draw:custom-shape draw:style-name="gr9" draw:text-style-name="P10" xml:id="id20" draw:id="id20" draw:layer="layout" svg:width="0.5cm" svg:height="0.5cm" svg:x="3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xml:id="id23" draw:id="id23" draw:layer="layout" svg:x1="4.1cm" svg:y1="6.9cm" svg:x2="4.1cm" svg:y2="8.9cm">
          <text:p/>
        </draw:line>
        <draw:custom-shape draw:style-name="gr10" draw:text-style-name="P7" xml:id="id21" draw:id="id21" draw:layer="layout" svg:width="0.9cm" svg:height="0.9cm" svg:x="3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8cm" svg:height="1.381cm" svg:x="5.4cm" svg:y="5.7cm">
          <draw:text-box>
            <text:p xml:id="id22" text:id="id22" text:style-name="P8"><text:span text:style-name="T4">Fla</text:span><text:span text:style-name="T4">sk</text:span></text:p>
          </draw:text-box>
        </draw:frame>
        <draw:custom-shape draw:style-name="gr9" draw:text-style-name="P10" xml:id="id24" draw:id="id24" draw:layer="layout" svg:width="0.5cm" svg:height="0.5cm" svg:x="3.9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xml:id="id27" draw:id="id27" draw:layer="layout" svg:x1="4.1cm" svg:y1="9.8cm" svg:x2="4.1cm" svg:y2="11.8cm">
          <text:p/>
        </draw:line>
        <draw:custom-shape draw:style-name="gr10" draw:text-style-name="P7" xml:id="id25" draw:id="id25" draw:layer="layout" svg:width="0.9cm" svg:height="0.9cm" svg:x="3.7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9" draw:layer="layout" svg:width="16.6cm" svg:height="1.381cm" svg:x="5.4cm" svg:y="8.6cm">
          <draw:text-box>
            <text:p xml:id="id26" text:id="id26" text:style-name="P8"><text:span text:style-name="T4">YO</text:span><text:span text:style-name="T4">LO</text:span><text:span text:style-name="T4">(Yo</text:span><text:span text:style-name="T4">u </text:span><text:span text:style-name="T4">Onl</text:span><text:span text:style-name="T4">y </text:span><text:span text:style-name="T4">Loo</text:span><text:span text:style-name="T4">k </text:span><text:span text:style-name="T4">On</text:span><text:span text:style-name="T4">ce)</text:span></text:p>
          </draw:text-box>
        </draw:frame>
        <draw:custom-shape draw:style-name="gr9" draw:text-style-name="P10" xml:id="id28" draw:id="id28" draw:layer="layout" svg:width="0.5cm" svg:height="0.5cm" svg:x="3.854cm" svg:y="12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29" draw:id="id29" draw:layer="layout" svg:width="0.9cm" svg:height="0.9cm" svg:x="3.654cm" svg:y="11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1.4cm" svg:height="1.381cm" svg:x="5.4cm" svg:y="11.543cm">
          <draw:text-box>
            <text:p xml:id="id30" text:id="id30" text:style-name="P8"><text:span text:style-name="T4">Github</text:span></text:p>
          </draw:text-box>
        </draw:frame>
        <draw:custom-shape draw:style-name="gr11" draw:text-style-name="P11" xml:id="id33" draw:id="id33" draw:layer="layout" svg:width="0.8cm" svg:height="0.8cm" svg:x="11.75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xml:id="id32" draw:id="id32" draw:layer="layout" svg:width="0.8cm" svg:height="0.8cm" svg:x="8.558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xml:id="id1" draw:id="id1" draw:layer="layout" draw:type="line" svg:x1="7.057cm" svg:y1="16.656cm" svg:x2="17.8cm" svg:y2="16.652cm" svg:d="M7057 16656l10743-4" svg:viewBox="0 0 10744 5">
          <text:p/>
        </draw:connector>
        <draw:connector draw:style-name="gr13" draw:text-style-name="P12" xml:id="id2" draw:id="id2" draw:layer="layout" draw:line-skew="0.307cm" svg:x1="7.057cm" svg:y1="16.656cm" svg:x2="14.157cm" svg:y2="14.543cm" draw:start-shape="id1" draw:start-glue-point="2" svg:d="M7057 16656h-299v-2113h7399" svg:viewBox="0 0 7400 2114">
          <text:p/>
        </draw:connector>
        <draw:connector draw:style-name="gr14" draw:text-style-name="P7" xml:id="id3" draw:id="id3" draw:layer="layout" draw:type="curve" svg:x1="14.157cm" svg:y1="14.543cm" svg:x2="16.228cm" svg:y2="16.652cm" draw:start-shape="id2" draw:start-glue-point="3" svg:d="M14157 14543c2008 0 973 2109 2071 2109" svg:viewBox="0 0 2072 2110">
          <text:p/>
        </draw:connector>
        <draw:connector draw:style-name="gr15" draw:text-style-name="P12" xml:id="id4" draw:id="id4" draw:layer="layout" draw:line-skew="0.826cm" svg:x1="7.057cm" svg:y1="16.656cm" svg:x2="13.697cm" svg:y2="18.914cm" draw:start-shape="id1" draw:start-glue-point="2" svg:d="M7057 16656v2258h6640" svg:viewBox="0 0 6641 2259">
          <text:p/>
        </draw:connector>
        <draw:connector draw:style-name="gr16" draw:text-style-name="P7" xml:id="id43" draw:id="id43" draw:layer="layout" draw:type="curve" svg:x1="16.228cm" svg:y1="16.652cm" svg:x2="13.697cm" svg:y2="18.914cm" draw:start-shape="id3" draw:start-glue-point="3" draw:end-shape="id4" draw:end-glue-point="3" svg:d="M16228 16652c0 1508-843 2262-2531 2262" svg:viewBox="0 0 2532 2263">
          <text:p/>
        </draw:connector>
        <draw:custom-shape draw:style-name="gr17" draw:text-style-name="P13" xml:id="id36" draw:id="id36" draw:layer="layout" svg:width="0.8cm" svg:height="0.8cm" svg:x="11.958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xml:id="id35" draw:id="id35" draw:layer="layout" svg:width="0.8cm" svg:height="0.8cm" svg:x="8.558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40" draw:id="id40" draw:layer="layout" svg:width="0.8cm" svg:height="0.8cm" svg:x="11.758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39" draw:id="id39" draw:layer="layout" svg:width="0.8cm" svg:height="0.8cm" svg:x="8.658cm" svg:y="18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xml:id="id34" draw:id="id34" draw:layer="layout" svg:x1="19.8cm" svg:y1="14.2cm" svg:x2="22.2cm" svg:y2="14.2cm">
          <text:p/>
        </draw:line>
        <draw:frame draw:style-name="gr19" draw:text-style-name="P15" draw:layer="layout" svg:width="3.089cm" svg:height="0.988cm" svg:x="22.5cm" svg:y="13.7cm">
          <draw:text-box>
            <text:p xml:id="id31" text:id="id31">Rest API</text:p>
          </draw:text-box>
        </draw:frame>
        <draw:line draw:style-name="gr20" draw:text-style-name="P7" xml:id="id37" draw:id="id37" draw:layer="layout" svg:x1="19.911cm" svg:y1="15.9cm" svg:x2="22.311cm" svg:y2="15.9cm">
          <text:p/>
        </draw:line>
        <draw:frame draw:style-name="gr19" draw:text-style-name="P15" draw:layer="layout" svg:width="2.479cm" svg:height="0.988cm" svg:x="22.511cm" svg:y="15.4cm">
          <draw:text-box>
            <text:p xml:id="id38" text:id="id38">Task 1</text:p>
          </draw:text-box>
        </draw:frame>
        <draw:line draw:style-name="gr16" draw:text-style-name="P7" xml:id="id41" draw:id="id41" draw:layer="layout" svg:x1="20cm" svg:y1="17.5cm" svg:x2="22.4cm" svg:y2="17.5cm">
          <text:p/>
        </draw:line>
        <draw:frame draw:style-name="gr19" draw:text-style-name="P15" draw:layer="layout" svg:width="2.479cm" svg:height="0.988cm" svg:x="22.7cm" svg:y="17cm">
          <draw:text-box>
            <text:p xml:id="id42" text:id="id42">Task 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-lef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0-width/2;x" smil:keyTimes="0;1"/>
                  <anim:animate smil:dur="0.5s" smil:fill="hold" smil:targetElement="id20" smil:attributeName="y" smil:values="0-height/2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05s" smil:fill="hold" smil:targetElement="id21" smil:attributeName="visibility" smil:to="visible"/>
                  <anim:transitionFilter smil:dur="1s" smil:targetElement="id21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smil:attributeName="visibility" smil:to="visible"/>
                  <anim:transitionFilter smil:dur="0.5s" smil:targetElement="id23" smil:type="blindsWipe" smil:subtype="horizontal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0-width/2;x" smil:keyTimes="0;1"/>
                  <anim:animate smil:dur="0.5s" smil:fill="hold" smil:targetElement="id24" smil:attributeName="y" smil:values="0-height/2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05s" smil:fill="hold" smil:targetElement="id25" smil:attributeName="visibility" smil:to="visible"/>
                  <anim:transitionFilter smil:dur="1s" smil:targetElement="id25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left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0-width/2;x" smil:keyTimes="0;1"/>
                  <anim:animate smil:dur="0.5s" smil:fill="hold" smil:targetElement="id28" smil:attributeName="y" smil:values="1+height/2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05s" smil:fill="hold" smil:targetElement="id29" smil:attributeName="visibility" smil:to="visible"/>
                  <anim:transitionFilter smil:dur="1s" smil:targetElement="id29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3" smil:attributeName="visibility" smil:to="visible"/>
                  <anim:transitionFilter smil:dur="0.5s" smil:targetElement="id33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6" smil:attributeName="visibility" smil:to="visible"/>
                  <anim:transitionFilter smil:dur="0.5s" smil:targetElement="id3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0" smil:attributeName="visibility" smil:to="visible"/>
                  <anim:transitionFilter smil:dur="0.5s" smil:targetElement="id4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43" smil:attributeName="visibility" smil:to="visible"/>
                  <anim:transitionFilter smil:dur="0.5s" smil:targetElement="id43" smil:type="slideWipe" smil:subtype="fromLef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2T1">
        <office:forms form:automatic-focus="false" form:apply-design-mode="false"/>
        <draw:frame presentation:style-name="pr5" draw:text-style-name="P5" draw:layer="layout" svg:width="24.108cm" svg:height="3.333cm" svg:x="1.946cm" svg:y="1.239cm" presentation:class="title" presentation:user-transformed="true">
          <draw:text-box>
            <text:p text:style-name="P5">Problems Faced</text:p>
          </draw:text-box>
        </draw:frame>
        <draw:custom-shape draw:style-name="gr2" draw:text-style-name="P6" xml:id="id44" draw:id="id44" draw:layer="layout" svg:width="0.5cm" svg:height="0.5cm" svg:x="3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xml:id="id47" draw:id="id47" draw:layer="layout" svg:x1="4.1cm" svg:y1="6.9cm" svg:x2="4.1cm" svg:y2="8.9cm">
          <text:p/>
        </draw:line>
        <draw:custom-shape draw:style-name="gr4" draw:text-style-name="P7" xml:id="id45" draw:id="id45" draw:layer="layout" svg:width="0.9cm" svg:height="0.9cm" svg:x="3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4.8cm" svg:height="1.381cm" svg:x="5.4cm" svg:y="5.8cm">
          <draw:text-box>
            <text:p xml:id="id46" text:id="id46" text:style-name="P8"><text:span text:style-name="T4">Face Detection</text:span></text:p>
          </draw:text-box>
        </draw:frame>
        <draw:custom-shape draw:style-name="gr2" draw:text-style-name="P6" xml:id="id48" draw:id="id48" draw:layer="layout" svg:width="0.5cm" svg:height="0.5cm" svg:x="3.9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xml:id="id51" draw:id="id51" draw:layer="layout" svg:x1="4.1cm" svg:y1="9.8cm" svg:x2="4.1cm" svg:y2="11.8cm">
          <text:p/>
        </draw:line>
        <draw:custom-shape draw:style-name="gr4" draw:text-style-name="P7" xml:id="id49" draw:id="id49" draw:layer="layout" svg:width="0.9cm" svg:height="0.9cm" svg:x="3.7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20.6cm" svg:height="1.381cm" svg:x="5.4cm" svg:y="8.6cm">
          <draw:text-box>
            <text:p xml:id="id50" text:id="id50" text:style-name="P8"><text:span text:style-name="T4">Creating Collage</text:span></text:p>
          </draw:text-box>
        </draw:frame>
        <draw:custom-shape draw:style-name="gr2" draw:text-style-name="P6" xml:id="id52" draw:id="id52" draw:layer="layout" svg:width="0.5cm" svg:height="0.5cm" svg:x="3.854cm" svg:y="12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xml:id="id55" draw:id="id55" draw:layer="layout" svg:x1="4.054cm" svg:y1="12.743cm" svg:x2="4.054cm" svg:y2="14.743cm">
          <text:p/>
        </draw:line>
        <draw:custom-shape draw:style-name="gr4" draw:text-style-name="P7" xml:id="id53" draw:id="id53" draw:layer="layout" svg:width="0.9cm" svg:height="0.9cm" svg:x="3.654cm" svg:y="11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8.4cm" svg:height="1.381cm" svg:x="5.4cm" svg:y="11.543cm">
          <draw:text-box>
            <text:p xml:id="id54" text:id="id54" text:style-name="P8"><text:span text:style-name="T4">Face Recognition</text:span></text:p>
          </draw:text-box>
        </draw:frame>
        <draw:custom-shape draw:style-name="gr2" draw:text-style-name="P6" xml:id="id56" draw:id="id56" draw:layer="layout" svg:width="0.5cm" svg:height="0.5cm" svg:x="3.854cm" svg:y="1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7" draw:id="id57" draw:layer="layout" svg:width="0.9cm" svg:height="0.9cm" svg:x="3.654cm" svg:y="14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20.2cm" svg:height="1.381cm" svg:x="5.4cm" svg:y="14.419cm">
          <draw:text-box>
            <text:p xml:id="id58" text:id="id58" text:style-name="P8"><text:span text:style-name="T4">Not Exceeding Five Minu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-lef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0-width/2;x" smil:keyTimes="0;1"/>
                  <anim:animate smil:dur="0.5s" smil:fill="hold" smil:targetElement="id44" smil:attributeName="y" smil:values="0-height/2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05s" smil:fill="hold" smil:targetElement="id45" smil:attributeName="visibility" smil:to="visible"/>
                  <anim:transitionFilter smil:dur="1s" smil:targetElement="id45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smil:attributeName="visibility" smil:to="visible"/>
                  <anim:transitionFilter smil:dur="0.5s" smil:targetElement="id47" smil:type="blindsWipe" smil:subtype="horizontal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0-width/2;x" smil:keyTimes="0;1"/>
                  <anim:animate smil:dur="0.5s" smil:fill="hold" smil:targetElement="id48" smil:attributeName="y" smil:values="0-height/2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05s" smil:fill="hold" smil:targetElement="id49" smil:attributeName="visibility" smil:to="visible"/>
                  <anim:transitionFilter smil:dur="1s" smil:targetElement="id49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smil:attributeName="visibility" smil:to="visible"/>
                  <anim:transitionFilter smil:dur="0.5s" smil:targetElement="id51" smil:type="blindsWipe" smil:subtype="horizontal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left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0-width/2;x" smil:keyTimes="0;1"/>
                  <anim:animate smil:dur="0.5s" smil:fill="hold" smil:targetElement="id52" smil:attributeName="y" smil:values="1+height/2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05s" smil:fill="hold" smil:targetElement="id53" smil:attributeName="visibility" smil:to="visible"/>
                  <anim:transitionFilter smil:dur="1s" smil:targetElement="id53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smil:attributeName="visibility" smil:to="visible"/>
                  <anim:transitionFilter smil:dur="0.5s" smil:targetElement="id55" smil:type="blindsWipe" smil:subtype="horizontal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left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0-width/2;x" smil:keyTimes="0;1"/>
                  <anim:animate smil:dur="0.5s" smil:fill="hold" smil:targetElement="id56" smil:attributeName="y" smil:values="1+height/2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025s" smil:fill="hold" smil:targetElement="id57" smil:attributeName="visibility" smil:to="visible"/>
                  <anim:transitionFilter smil:dur="0.5s" smil:targetElement="id57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2T1">
        <office:forms form:automatic-focus="false" form:apply-design-mode="false"/>
        <draw:frame presentation:style-name="pr5" draw:layer="layout" svg:width="24.108cm" svg:height="3.333cm" svg:x="2.2cm" svg:y="7.867cm" presentation:class="title" presentation:user-transformed="true">
          <draw:text-box>
            <text:p>Lets proceed to the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atin Modern Math" svg:font-family="'Latin Modern Math'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02:11:44.570079119</meta:creation-date>
    <meta:editing-duration>PT13M5S</meta:editing-duration>
    <meta:editing-cycles>2</meta:editing-cycles>
    <meta:generator>LibreOffice/6.0.7.3$Linux_X86_64 LibreOffice_project/00m0$Build-3</meta:generator>
    <dc:title>Focus</dc:title>
    <dc:date>2020-03-06T04:10:35.356420187</dc:date>
    <meta:document-statistic meta:object-count="133"/>
    <meta:template xlink:type="simple" xlink:actuate="onRequest" xlink:title="Focus" xlink:href="../../../../../usr/lib/libreoffice/share/template/common/presnt/Focus.otp" meta:date="2020-03-06T02:11:43.368094901"/>
  </office:meta>
</office:document-meta>
</file>